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fo:language="hu" fo:country="HU" style:text-underline-style="solid" style:text-underline-width="auto" style:text-underline-color="font-color" fo:font-weight="bold" fo:background-color="transparent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4pt" fo:language="hu" fo:country="HU" fo:background-color="transparent" style:font-size-asian="21pt" style:font-size-complex="2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4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color="#dc23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language="hu" fo:country="HU" style:text-underline-style="solid" style:text-underline-width="auto" style:text-underline-color="font-color" fo:font-weight="bold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language="hu" fo:country="HU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fo:font-size="14pt" fo:language="hu" fo:country="HU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in" fo:margin-bottom="0.1965in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language="hu" fo:country="HU" fo:background-color="transparent"/>
    </style:style>
    <style:style style:name="T3" style:family="text">
      <style:text-properties fo:font-size="12pt" fo:language="hu" fo:country="HU" style:text-underline-style="none" fo:font-weight="bold" fo:background-color="transparent" style:font-size-asian="10.5pt" style:font-weight-asian="bold" style:font-size-complex="12pt" style:font-weight-complex="bold"/>
    </style:style>
    <style:style style:name="T4" style:family="text"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dc2300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ktál program</text:p>
      <text:p text:style-name="P8"/>
      <text:p text:style-name="P13">Célok:</text:p>
      <text:p text:style-name="P2"/>
      <text:list xml:id="list21531317421" text:style-name="L1">
        <text:list-item>
          <text:p text:style-name="P4">Apophysis-hez hasonló program kivitelezés, amely segítségével fraktál transzformációkat végezhetünk</text:p>
        </text:list-item>
        <text:list-item>
          <text:p text:style-name="P4">Nyílt forráskódú alkalmazás készítése GNU/Linux operációs rendszer alá</text:p>
        </text:list-item>
        <text:list-item>
          <text:p text:style-name="P4">Ismerkedés a számítógépes grafikáva</text:p>
        </text:list-item>
        <text:list-item>
          <text:p text:style-name="P4">Matematikai ismeretek szerzése</text:p>
        </text:list-item>
      </text:list>
      <text:p text:style-name="P3"/>
      <text:p text:style-name="P13">Eszközök:</text:p>
      <text:p text:style-name="P2"/>
      <text:list xml:id="list281102791" text:style-name="L2">
        <text:list-item>
          <text:p text:style-name="P5">Programozási nyelv: C/C++</text:p>
        </text:list-item>
        <text:list-item>
          <text:p text:style-name="P5">Dinamikus könyvtárak felhasználása: Open GL, Glut, GTK# stb.</text:p>
        </text:list-item>
        <text:list-item>
          <text:p text:style-name="P5">Verziókezelő rendszer: Git</text:p>
        </text:list-item>
        <text:list-item>
          <text:p text:style-name="P5">Fejlesztői környezet: Eclipse</text:p>
        </text:list-item>
      </text:list>
      <text:p text:style-name="P3"/>
      <text:p text:style-name="P13">Csapat:</text:p>
      <text:p text:style-name="P2"/>
      <text:list xml:id="list84900750" text:style-name="L3">
        <text:list-item>
          <text:p text:style-name="P6">Szász Attila</text:p>
        </text:list-item>
        <text:list-item>
          <text:p text:style-name="P6">Szabó Ágnes</text:p>
        </text:list-item>
        <text:list-item>
          <text:p text:style-name="P6">Szabó Zoltán</text:p>
          <text:p text:style-name="P6"><text:span text:style-name="T5"/></text:p>
          <text:p text:style-name="P6"><text:span text:style-name="T5">A programmal kapcsolatos minden anyagot ide fogok feltölteni:</text:span></text:p>
        </text:list-item>
      </text:list>
      <text:p text:style-name="P15"><text:tab/><text:a xlink:type="simple" xlink:href="https://github.com/szaza/materials">https://github.com/szaza/materials</text:a></text:p>
      <text:p text:style-name="P3"/>
      <text:p text:style-name="P2"><text:span text:style-name="T8">Határidő:</text:span><text:span text:style-name="T1"> 2013 május 31</text:span></text:p>
      <text:p text:style-name="P2"><text:span text:style-name="T1"/></text:p>
      <text:p text:style-name="P14">Eszközök:</text:p>
      <text:p text:style-name="P2"/>
      <text:list xml:id="list1267303802" text:style-name="L4">
        <text:list-item>
          <text:list>
            <text:list-item>
              <text:list>
                <text:list-item>
                  <text:p text:style-name="P10"><text:span text:style-name="T3">GIT</text:span><text:span text:style-name="T4"> </text:span>nevű verziókezelő rendszert fogjuk használni.</text:p>
                </text:list-item>
              </text:list>
            </text:list-item>
          </text:list>
        </text:list-item>
      </text:list>
      <text:p text:style-name="P9"/>
      <text:p text:style-name="Preformatted_20_Text"><text:tab/><text:tab/>Rövíd magyarnyelvű leírás a git használatáról:</text:p>
      <text:p text:style-name="P16"><text:tab/><text:tab/><text:a xlink:type="simple" xlink:href="http://wiki.hup.hu/index.php/Hogyan_használjuk_a_Git_verziókezelő_rendszert">http://wiki.hup.hu/index.php/Hogyan_haszn%C3%A1ljuk_a_Git_verzi%C3%B3kezel%C5%91_rendszert</text:a></text:p>
      <text:list xml:id="list2119531563" text:continue-numbering="true" text:style-name="L4">
        <text:list-item>
          <text:list>
            <text:list-item>
              <text:list>
                <text:list-item>
                  <text:p text:style-name="P7"><text:span text:style-name="T6">Eclipse </text:span>- <text:a xlink:type="simple" xlink:href="http://www.eclipse.org/">http://www.eclipse.org</text:a></text:p>
                  <text:p text:style-name="P7">CDT fejlesztői környezet <text:a xlink:type="simple" xlink:href="http://www.eclipse.org/cdt/">http://www.eclipse.org/cdt/</text:a> (c++ programozáshoz, tartlamazza a compilert is).</text:p>
                  <text:p text:style-name="P7"/>
                </text:list-item>
                <text:list-item>
                  <text:p text:style-name="P7"><text:span text:style-name="T6">Open Office</text:span> – a dokumentáció elkészítéséhez</text:p>
                  <text:p text:style-name="P7"><text:a xlink:type="simple" xlink:href="http://www.libreoffice.org/">http://www.libreoffice.org/</text:a> </text:p>
                </text:list-item>
              </text:list>
            </text:list-item>
          </text:list>
        </text:list-item>
      </text:list>
      <text:p text:style-name="P3"/>
      <text:p text:style-name="P12">Tenni valók:</text:p>
      <text:p text:style-name="P2"/>
      <text:p text:style-name="P3"><text:tab/>-nevet találni a programnak, projektnek</text:p>
      <text:p text:style-name="P3"><text:tab/>-ismerkedés az Apophisis-el</text:p>
      <text:p text:style-name="P3"><text:tab/>-openGL, GLUT kipróbálása</text:p>
      <text:p text:style-name="P3"/>
      <text:p text:style-name="P11">Folytatás következik hamarosan!</text:p>
      <text:p text:style-name="P3"/>
      <text:p text:style-name="P3"/>
      <text:p text:style-name="P3"><text:tab/>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i </meta:initial-creator>
    <meta:creation-date>2013-04-08T21:48:57</meta:creation-date>
    <dc:date>2013-04-09T12:16:10</dc:date>
    <dc:creator>zoli </dc:creator>
    <meta:editing-duration>PT16M44S</meta:editing-duration>
    <meta:editing-cycles>13</meta:editing-cycles>
    <meta:generator>LibreOffice/3.5$Linux_X86_64 LibreOffice_project/350m1$Build-202</meta:generator>
    <meta:document-statistic meta:table-count="0" meta:image-count="0" meta:object-count="0" meta:page-count="2" meta:paragraph-count="32" meta:word-count="130" meta:character-count="1001" meta:non-whitespace-character-count="1030"/>
  </office:meta>
</office:document-meta>
</file>